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color="#FF0000" fo:font-size="16pt" style:font-size-asian="16pt" style:font-size-complex="16pt"/>
    </style:style>
  </office:automatic-styles>
  <office:body>
    <office:text text:use-soft-page-breaks="true">
      <text:p text:style-name="P1"><text:span text:style-name="T2">Gestion de SI : Méthodologie de la production d’applications</text:span></text:p>
      <text:p text:style-name="Normal"/>
      <text:p text:style-name="Normal">Cahier des charges : document formulant le besoin d’un client par le produit et les contraintes auxquelles il est soumis.<text:s/></text:p>
      <text:p text:style-name="Normal">Il n’est pas indispensable (pour les petits projets réalisés par des particuliers) cependant pour les entreprises, avoir un cahier des charges qui tient la route est indispensable. En effet il doit fournir une description du projet que le concepteur doit savoir.</text:p>
      <text:p text:style-name="Normal">Il a pour rôle de définir l’environnement et les fonctions d’un objet. On ne doit pas apporter de solutions de conception, mais uniquement expliquer clairement le rôle de l’objet en question.<text:s/></text:p>
      <text:p text:style-name="Normal">Il faut donner une description claire et succincte du projet, et expliquer en quoi il consiste, son objectif, une éventuelle prévision des dépenses et des bénéfices. Il faut aussi lui donner un contexte.</text:p>
      <text:p text:style-name="Normal">Partie clé du chc met en evidence les services rendus par le système<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ILLYAN LEBEGUE</meta:initial-creator>
    <dc:creator>KILLYAN LEBEGUE</dc:creator>
    <meta:creation-date>2024-09-06T11:31:00Z</meta:creation-date>
    <dc:date>2024-09-13T12:32:00Z</dc:date>
    <meta:template xlink:href="Normal" xlink:type="simple"/>
    <meta:editing-cycles>7</meta:editing-cycles>
    <meta:editing-duration>PT9420S</meta:editing-duration>
    <meta:document-statistic meta:page-count="1" meta:paragraph-count="1" meta:word-count="141" meta:character-count="916" meta:row-count="6" meta:non-whitespace-character-count="776"/>
  </office:meta>
</office:document-meta>
</file>